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5612" officeooo:paragraph-rsid="00195612"/>
    </style:style>
    <style:style style:name="P2" style:family="paragraph" style:parent-style-name="Standard">
      <style:text-properties officeooo:rsid="00195612" officeooo:paragraph-rsid="001b4932"/>
    </style:style>
    <style:style style:name="P3" style:family="paragraph" style:parent-style-name="Standard">
      <style:text-properties officeooo:rsid="001b4932" officeooo:paragraph-rsid="001b4932"/>
    </style:style>
    <style:style style:name="P4" style:family="paragraph" style:parent-style-name="Standard">
      <style:text-properties fo:font-weight="bold" officeooo:rsid="00195612" officeooo:paragraph-rsid="001b4932" style:font-weight-asian="bold" style:font-weight-complex="bold"/>
    </style:style>
    <style:style style:name="P5" style:family="paragraph" style:parent-style-name="Standard">
      <style:text-properties fo:font-weight="bold" officeooo:rsid="00195612" officeooo:paragraph-rsid="00195612" style:font-weight-asian="bold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95612" officeooo:paragraph-rsid="00195612" style:font-size-asian="14pt" style:font-size-complex="14pt"/>
    </style:style>
    <style:style style:name="T1" style:family="text">
      <style:text-properties officeooo:rsid="001b4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65e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evé d'eau saumâtre du 21/10:</text:p>
      <text:p text:style-name="P1"/>
      <text:p text:style-name="P1">13 mL de nitrate d'argent à 0.4 mol/L déversés. Cela correspond à une quantité de matière de </text:p>
      <text:p text:style-name="P2">0.4 * 0.013 = 0,0<text:span text:style-name="T1">0</text:span>52 mol. <text:span text:style-name="T1">Il y avait 10 mL d'eau saumâtre, et la concentration est donc de 0.0052 mol pour 10 mL, ce qui correspond à</text:span></text:p>
      <text:p text:style-name="P2"/>
      <text:p text:style-name="P4"><text:span text:style-name="T1">0.52 mol/L * 55,44 g/mol = 30,38 g/L</text:span></text:p>
      <text:p text:style-name="P5"/>
      <text:p text:style-name="P6">Relevé d'eau saumâtre du 19/11:</text:p>
      <text:p text:style-name="P1"/>
      <text:p text:style-name="P3">14 mL de nitrate d'argent, donc </text:p>
      <text:p text:style-name="P3"/>
      <text:p text:style-name="P3"><text:span text:style-name="T2">0.56 mol/L * </text:span><text:span text:style-name="T3">55,44 g/mol = 32.72 g/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0S</meta:editing-duration>
    <meta:editing-cycles>6</meta:editing-cycles>
    <meta:generator>LibreOffice/5.0.5.2$Windows_x86 LibreOffice_project/55b006a02d247b5f7215fc6ea0fde844b30035b3</meta:generator>
    <dc:date>2017-11-27T11:40:23</dc:date>
    <meta:document-statistic meta:table-count="0" meta:image-count="0" meta:object-count="0" meta:page-count="1" meta:paragraph-count="7" meta:word-count="77" meta:character-count="392" meta:non-whitespace-character-count="320"/>
    <meta:user-defined meta:name="Info 1"/>
    <meta:user-defined meta:name="Info 2"/>
    <meta:user-defined meta:name="Info 3"/>
    <meta:user-defined meta:name="Info 4"/>
  </office:meta>
</office:document-meta>
</file>